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FileNameParser.encodeCharacter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NameParser.URLFileNameParser( final int default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NameParser.parseUri( final VfsComponentContext context , FileName base , final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